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5194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09f1" officeooo:paragraph-rsid="001309f1"/>
    </style:style>
    <style:style style:name="P2" style:family="paragraph" style:parent-style-name="Table_20_Contents">
      <style:text-properties officeooo:rsid="00148b4f" officeooo:paragraph-rsid="00148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head which selects the clause as a dependent</text:p>
          </table:table-cell>
          <table:table-cell table:style-name="Table1.A1" office:value-type="string">
            <text:p text:style-name="P2">head verb within the clause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he giant vessel that had blocked it for a week is refloat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it has cost Egypt $100 million in lost revenu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here is a backlog of ships waiting to sail through the ca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hey will try and double the daily average of 50 ships to pass through the channel to around 90 to 100 vessel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he condition is not restricted to just that platfor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it is not just tiredness and eye-strain from staring at a computer screen for hours and hou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his leads to burnout and stress and can heighten your chance of developing moderate to severe depress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his anxiety can adversely affect your self-confiden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1:40:42.772498998</meta:creation-date>
    <dc:date>2021-04-01T16:20:28.466751059</dc:date>
    <meta:editing-duration>PT4H19M25S</meta:editing-duration>
    <meta:editing-cycles>1</meta:editing-cycles>
    <meta:document-statistic meta:table-count="1" meta:image-count="0" meta:object-count="0" meta:page-count="1" meta:paragraph-count="10" meta:word-count="118" meta:character-count="653" meta:non-whitespace-character-count="545"/>
    <meta:generator>LibreOffice/5.2.7.2$Linux_X86_64 LibreOffice_project/20m0$Build-2</meta:generator>
  </office:meta>
</office:document-meta>
</file>